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Roboto" svg:font-family="Roboto" style:font-family-generic="system" style:font-pitch="variable" svg:panose-1="2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style:font-name-asian="Yu Mincho" fo:color="#000000"/>
    </style:style>
    <style:style style:name="P4" style:parent-style-name="Normal" style:family="paragraph">
      <style:text-properties style:font-name-asian="Yu Mincho" fo:color="#000000"/>
    </style:style>
    <style:style style:name="T5" style:parent-style-name="DefaultParagraphFont" style:family="text">
      <style:text-properties style:font-name-asian="Yu Mincho"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style:font-name-asian="Yu Mincho" fo:color="#000000"/>
    </style:style>
    <style:style style:name="P8" style:parent-style-name="Normal" style:family="paragraph">
      <style:text-properties style:font-name-asian="Yu Mincho" fo:color="#000000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style:font-name-asian="Yu Mincho" fo:color="#000000"/>
    </style:style>
    <style:style style:name="P11" style:parent-style-name="Normal" style:family="paragraph">
      <style:text-properties style:font-name-asian="Yu Mincho" fo:color="#000000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style:font-name-asian="Yu Mincho" fo:color="#000000"/>
    </style:style>
    <style:style style:name="P15" style:parent-style-name="Normal" style:family="paragraph">
      <style:text-properties style:font-name-asian="Yu Mincho" fo:color="#000000"/>
    </style:style>
    <style:style style:name="P16" style:parent-style-name="Normal" style:family="paragraph">
      <style:text-properties style:font-name-asian="Yu Mincho" fo:color="#000000"/>
    </style:style>
    <style:style style:name="P17" style:parent-style-name="Normal" style:family="paragraph">
      <style:text-properties style:font-name-asian="Yu Mincho" fo:color="#000000"/>
    </style:style>
    <style:style style:name="P18" style:parent-style-name="Normal" style:family="paragraph">
      <style:text-properties style:font-name="Roboto" style:font-name-asian="Roboto" style:font-name-complex="Roboto" fo:color="#71777D" fo:font-size="10.5pt" style:font-size-asian="10.5pt" style:font-size-complex="10.5pt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style:font-name-asian="Yu Mincho" fo:color="#000000"/>
    </style:style>
    <style:style style:name="P21" style:parent-style-name="Normal" style:family="paragraph">
      <style:text-properties style:font-name="Roboto" style:font-name-asian="Roboto" style:font-name-complex="Roboto" fo:font-weight="bold" style:font-weight-asian="bold" style:font-weight-complex="bold" fo:color="#767676" fo:font-size="10.5pt" style:font-size-asian="10.5pt" style:font-size-complex="10.5pt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style:font-name-asian="Yu Mincho" fo:color="#000000"/>
    </style:style>
    <style:style style:name="P24" style:parent-style-name="Normal" style:family="paragraph">
      <style:text-properties style:font-name="Roboto" style:font-name-asian="Roboto" style:font-name-complex="Roboto" fo:color="#111111" fo:font-size="13.5pt" style:font-size-asian="13.5pt" style:font-size-complex="13.5pt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style:font-name-asian="Yu Mincho" fo:color="#000000"/>
    </style:style>
    <style:style style:name="P27" style:parent-style-name="Normal" style:family="paragraph">
      <style:text-properties style:font-name="Roboto" style:font-name-asian="Roboto" style:font-name-complex="Roboto" fo:color="#111111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color="#000000" fo:language="nl" fo:country="NL"/>
    </style:style>
    <style:style style:name="P30" style:parent-style-name="Normal" style:family="paragraph">
      <style:text-properties fo:font-weight="bold" style:font-weight-asian="bold" style:font-weight-complex="bold" fo:language="nl" fo:country="NL"/>
    </style:style>
    <style:style style:name="T31" style:parent-style-name="DefaultParagraphFont" style:family="text">
      <style:text-properties fo:font-weight="bold" style:font-weight-asian="bold" style:font-weight-complex="bold" fo:language="nl" fo:country="NL"/>
    </style:style>
    <style:style style:name="T32" style:parent-style-name="DefaultParagraphFont" style:family="text">
      <style:text-properties fo:font-weight="bold" style:font-weight-asian="bold" style:font-weight-complex="bold" fo:language="nl" fo:country="NL"/>
    </style:style>
    <style:style style:name="T33" style:parent-style-name="DefaultParagraphFont" style:family="text">
      <style:text-properties fo:font-weight="bold" style:font-weight-asian="bold" style:font-weight-complex="bold" fo:language="nl" fo:country="NL"/>
    </style:style>
    <style:style style:name="T34" style:parent-style-name="DefaultParagraphFont" style:family="text">
      <style:text-properties fo:font-weight="bold" style:font-weight-asian="bold" style:font-weight-complex="bold" fo:language="nl" fo:country="NL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 fo:language="nl" fo:country="NL"/>
    </style:style>
    <style:style style:name="P39" style:parent-style-name="Normal" style:family="paragraph">
      <style:text-properties fo:font-weight="bold" style:font-weight-asian="bold" style:font-weight-complex="bold" fo:language="nl" fo:country="NL"/>
    </style:style>
    <style:style style:name="T40" style:parent-style-name="DefaultParagraphFont" style:family="text">
      <style:text-properties fo:font-weight="bold" style:font-weight-asian="bold" style:font-weight-complex="bold" fo:language="nl" fo:country="NL"/>
    </style:style>
    <style:style style:name="T41" style:parent-style-name="DefaultParagraphFont" style:family="text">
      <style:text-properties fo:font-weight="bold" style:font-weight-asian="bold" style:font-weight-complex="bold" fo:language="nl" fo:country="NL"/>
    </style:style>
    <style:style style:name="T42" style:parent-style-name="DefaultParagraphFont" style:family="text">
      <style:text-properties fo:font-weight="bold" style:font-weight-asian="bold" style:font-weight-complex="bold" fo:language="nl" fo:country="NL"/>
    </style:style>
    <style:style style:name="T43" style:parent-style-name="DefaultParagraphFont" style:family="text">
      <style:text-properties fo:font-weight="bold" style:font-weight-asian="bold" style:font-weight-complex="bold" fo:language="nl" fo:country="NL"/>
    </style:style>
    <style:style style:name="T44" style:parent-style-name="DefaultParagraphFont" style:family="text">
      <style:text-properties fo:font-weight="bold" style:font-weight-asian="bold" style:font-weight-complex="bold" fo:language="nl" fo:country="NL"/>
    </style:style>
    <style:style style:name="T45" style:parent-style-name="DefaultParagraphFont" style:family="text">
      <style:text-properties fo:font-weight="bold" style:font-weight-asian="bold" style:font-weight-complex="bold" fo:language="nl" fo:country="NL"/>
    </style:style>
    <style:style style:name="T46" style:parent-style-name="DefaultParagraphFont" style:family="text">
      <style:text-properties fo:font-weight="bold" style:font-weight-asian="bold" style:font-weight-complex="bold" fo:language="nl" fo:country="NL"/>
    </style:style>
    <style:style style:name="P4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bookmark-start text:name="_Int_jntcqbGV"/>Exam<text:s/>2.<text:s/><text:bookmark-end text:name="_Int_jntcqbGV"/></text:p>
      <text:p text:style-name="Normal">Student name:<text:s/>Anfrene White</text:p>
      <text:p text:style-name="Normal">Date:<text:s/>11/16/22</text:p>
      <text:p text:style-name="Normal"/>
      <text:p text:style-name="Normal">1) Define<text:s/>Encapsulation<text:span text:style-name="T2">? 5 points</text:span></text:p>
      <text:p text:style-name="P3">Encapsulation is a way to restrict the direct access to some components of an object, so users cannot access state values for all the variables of a particular object.</text:p>
      <text:p text:style-name="P4"/>
      <text:p text:style-name="Normal">2) Define<text:s/><text:span text:style-name="T5">Abstraction</text:span><text:span text:style-name="T6">? 5 points</text:span></text:p>
      <text:p text:style-name="P7">Abstraction is a non-access modifier in java applicable for classes, methods but not variables.</text:p>
      <text:p text:style-name="P8"/>
      <text:p text:style-name="Normal">3)<text:s/>What is<text:s/>Inheritance?<text:span text:style-name="T9"><text:s/>5 points</text:span></text:p>
      <text:p text:style-name="P10">Inheritance is a way to define relationships between classes.</text:p>
      <text:p text:style-name="P11"/>
      <text:p text:style-name="Normal">4)<text:s/>What are<text:s/>different types of Inheritance?<text:span text:style-name="T12"><text:s/></text:span><text:span text:style-name="T13">5 points</text:span></text:p>
      <text:p text:style-name="P14">Single inheritance</text:p>
      <text:p text:style-name="P15">Multi-level inheritance.</text:p>
      <text:p text:style-name="P16">Multiple inheritance</text:p>
      <text:p text:style-name="P17">Multipath inheritance</text:p>
      <text:p text:style-name="P18"/>
      <text:p text:style-name="Normal">5)<text:s/>What<text:s/>is Polymorphism?<text:span text:style-name="T19"><text:s/>5 points</text:span></text:p>
      <text:p text:style-name="P20">Polymorphism is an essential concept of every object-oriented programming language.</text:p>
      <text:p text:style-name="P21"/>
      <text:p text:style-name="Normal">6) Explain<text:s/>Dynamic binding?<text:span text:style-name="T22"><text:s/>5 points</text:span></text:p>
      <text:p text:style-name="P23">Dynamic binding<text:s/>is a procedure<text:s/>call to code that will execute only once.</text:p>
      <text:p text:style-name="P24"/>
      <text:p text:style-name="Normal">7) What<text:s/>is Message Passing<text:span text:style-name="T25">? 5 points</text:span></text:p>
      <text:p text:style-name="P26">Message passing is the method of exchanging messages between objects.</text:p>
      <text:p text:style-name="P27"/>
      <text:p text:style-name="P28">8)<text:s/>Explain<text:s/>benefits and areas of applications of OOP?<text:s/>25 points</text:p>
      <text:p text:style-name="P29">Object orientation contributies to the solution of many problems associated with the development and quality of software products. The new technology promises greater programmer productivity, a better quality of software, and lesser maintenance cost.</text:p>
      <text:p text:style-name="P30"/>
      <text:p text:style-name="Normal"><text:span text:style-name="T31">9</text:span><text:span text:style-name="T32">) Following is the<text:s/></text:span><text:span text:style-name="T33">Java</text:span><text:span text:style-name="T34"><text:s/>exercise question: 40</text:span><text:span text:style-name="T35"><text:s/>points</text:span></text:p>
      <text:p text:style-name="P36"/>
      <text:p text:style-name="Normal">Write a<text:s/><text:span text:style-name="T37">recursion method</text:span><text:s/>to call a method name “multiply” which will multiply numbers from 1 to the input number:</text:p>
      <text:p text:style-name="Normal"/>
      <text:p text:style-name="Normal">Example, your multiply method should take a number say 10 and output product of: 10*9*8*7*…. *1.</text:p>
      <text:p text:style-name="Normal"/>
      <text:p text:style-name="Normal"><text:bookmark-start text:name="_Int_uVFejfn4"/>Name the class as “Main”.<text:bookmark-end text:name="_Int_uVFejfn4"/></text:p>
      <text:p text:style-name="Normal"/>
      <text:p text:style-name="Normal"><text:bookmark-start text:name="_Int_NoCS4oaa"/>Save java program as “Exam2.txt” and email with this document to get full points.<text:bookmark-end text:name="_Int_NoCS4oaa"/></text:p>
      <text:p text:style-name="P38"/>
      <text:p text:style-name="P39">public class JavaApplication17 {</text:p>
      <text:p text:style-name="Normal"><text:span text:style-name="T40"><text:s text:c="4"/>public static void main(String[] args) <text:s/>{</text:span></text:p>
      <text:p text:style-name="Normal"><text:span text:style-name="T41"><text:s text:c="8"/>for (int i=10 ; i&gt;=1 ; i--)</text:span></text:p>
      <text:p text:style-name="Normal"><text:span text:style-name="T42"><text:s text:c="8"/>{</text:span></text:p>
      <text:p text:style-name="Normal"><text:span text:style-name="T43"><text:s text:c="12"/>System.out.println(i);</text:span></text:p>
      <text:p text:style-name="Normal"><text:span text:style-name="T44"><text:s text:c="8"/>}</text:span></text:p>
      <text:p text:style-name="Normal"><text:span text:style-name="T45"><text:s text:c="4"/>}</text:span></text:p>
      <text:p text:style-name="Normal"><text:span text:style-name="T46">}</text:span></text:p>
      <text:p text:style-name="P4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Roboto" svg:font-family="Roboto" style:font-family-generic="system" style:font-pitch="variable" svg:panose-1="2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war, Shrikant</meta:initial-creator>
    <dc:creator>Anfrene J. White</dc:creator>
    <meta:creation-date>2022-11-16T21:13:00Z</meta:creation-date>
    <dc:date>2022-11-16T21:13:00Z</dc:date>
    <meta:template xlink:href="Normal.dotm" xlink:type="simple"/>
    <meta:editing-cycles>8</meta:editing-cycles>
    <meta:editing-duration>PT0S</meta:editing-duration>
    <meta:document-statistic meta:page-count="1" meta:paragraph-count="3" meta:word-count="273" meta:character-count="1831" meta:row-count="13" meta:non-whitespace-character-count="1561"/>
  </office:meta>
</office:document-meta>
</file>